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1in" fo:margin-right="0in" fo:text-indent="0.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DF</text:p>
      <text:p text:style-name="Standard">WS</text:p>
      <text:p text:style-name="Standard">INT</text:p>
      <text:p text:style-name="Standard">STRING</text:p>
      <text:p text:style-name="Standard">(mots réservé)</text:p>
      <text:p text:style-name="Standard">(punctuation)</text:p>
      <text:p text:style-name="Standard"/>
      <text:p text:style-name="Standard"/>
      <text:p text:style-name="Standard">expr</text:p>
      <text:p text:style-name="Standard"><text:tab/>:<text:tab/>‘nil’ <text:tab/></text:p>
      <text:p text:style-name="P2">|<text:tab/>exp</text:p>
      <text:p text:style-name="Standard"><text:tab/>|<text:tab/>lvalue</text:p>
      <text:p text:style-name="Standard"><text:tab/>|<text:tab/>‘-’ expr</text:p>
      <text:p text:style-name="Standard"><text:tab/>|<text:tab/>lvalue ‘:=’ expr</text:p>
      <text:p text:style-name="Standard"><text:tab/>|<text:tab/>ID <text:s/>‘(‘ expr-list ?‘)’</text:p>
      <text:p text:style-name="Standard"><text:tab/>|<text:tab/>‘(‘ expr-seq ?‘)’</text:p>
      <text:p text:style-name="Standard"><text:tab/>|<text:tab/>typeid ‘{‘ field-list?‘}’</text:p>
      <text:p text:style-name="Standard"><text:tab/>|<text:tab/>typeid ‘[‘ expr ‘]’ ‘of’ expr</text:p>
      <text:p text:style-name="Standard"><text:tab/>|<text:tab/>‘if’ expr then expr expr_prime</text:p>
      <text:p text:style-name="Standard"><text:tab/>|<text:tab/>while expr ‘do’ expr</text:p>
      <text:p text:style-name="Standard"><text:soft-page-break/><text:tab/>|<text:tab/>‘for’ ID ‘:=’ expr ‘to’ expr ‘do’ expr</text:p>
      <text:p text:style-name="Standard"><text:tab/>|<text:tab/>‘break’</text:p>
      <text:p text:style-name="Standard"><text:tab/>|<text:tab/>‘let’ declaration-list ‘in’ expr-seq? ‘end’</text:p>
      <text:p text:style-name="Standard"><text:tab/>;</text:p>
      <text:p text:style-name="Standard">expr_prime </text:p>
      <text:p text:style-name="Standard"><text:s text:c="12"/>: <text:s text:c="10"/>cond2</text:p>
      <text:p text:style-name="Standard"><text:s text:c="12"/>| <text:s text:c="10"/>‘else’ <text:s/>expr</text:p>
      <text:p text:style-name="Standard"><text:s text:c="12"/>;</text:p>
      <text:p text:style-name="Standard"/>
      <text:p text:style-name="Standard">cond2</text:p>
      <text:p text:style-name="Standard"><text:tab/>:<text:tab/>‘else’ expr</text:p>
      <text:p text:style-name="Standard"><text:tab/>;</text:p>
      <text:p text:style-name="Standard"/>
      <text:p text:style-name="P3">exp </text:p>
      <text:p text:style-name="P2">: <text:tab/>INT</text:p>
      <text:p text:style-name="P2">|<text:tab/>ID<text:tab/></text:p>
      <text:p text:style-name="P5">|<text:tab/>STR </text:p>
      <text:p text:style-name="P2">|<text:tab/>(INT | ID | STR) binary-operator expr </text:p>
      <text:p text:style-name="P2">;</text:p>
      <text:p text:style-name="P2"/>
      <text:p text:style-name="P3">binary-operator</text:p>
      <text:p text:style-name="P5"><text:soft-page-break/>: <text:tab/>‘+’<text:span text:style-name="T1"> </text:span></text:p>
      <text:p text:style-name="P5"><text:span text:style-name="T1">| ‘-’ </text:span></text:p>
      <text:p text:style-name="P5"><text:span text:style-name="T1">| ’*’ </text:span></text:p>
      <text:p text:style-name="P5"><text:span text:style-name="T1">| ‘/’ </text:span></text:p>
      <text:p text:style-name="P5"><text:span text:style-name="T1">| ‘=’ </text:span></text:p>
      <text:p text:style-name="P5"><text:span text:style-name="T1">| ‘&lt;&gt;’ </text:span></text:p>
      <text:p text:style-name="P5"><text:span text:style-name="T1">| ‘&lt;’ </text:span></text:p>
      <text:p text:style-name="P5"><text:span text:style-name="T1">| ‘&gt;’ </text:span></text:p>
      <text:p text:style-name="P5"><text:span text:style-name="T1">| ‘&lt;=’ </text:span></text:p>
      <text:p text:style-name="P5"><text:span text:style-name="T1">| ‘&gt;=’ </text:span></text:p>
      <text:p text:style-name="P5"><text:span text:style-name="T1">| ‘&amp;’ </text:span></text:p>
      <text:p text:style-name="P5"><text:span text:style-name="T1">| ‘|’ </text:span></text:p>
      <text:p text:style-name="P5"><text:span text:style-name="T1">;</text:span></text:p>
      <text:p text:style-name="Standard"/>
      <text:p text:style-name="Standard"/>
      <text:p text:style-name="Standard">expr-seq</text:p>
      <text:p text:style-name="Standard"><text:s text:c="12"/>: <text:s text:c="10"/>expr expr-seq_prime</text:p>
      <text:p text:style-name="Standard"><text:s text:c="12"/>;</text:p>
      <text:p text:style-name="Standard">expr_seq_prime</text:p>
      <text:p text:style-name="Standard"><text:s text:c="12"/>: <text:s text:c="10"/>‘;’ expr expr-seq_prime</text:p>
      <text:p text:style-name="Standard"><text:s text:c="12"/>|</text:p>
      <text:p text:style-name="Standard"><text:soft-page-break/><text:s text:c="25"/>^</text:p>
      <text:p text:style-name="Standard"><text:s text:c="12"/>;</text:p>
      <text:p text:style-name="Standard">expr-list</text:p>
      <text:p text:style-name="Standard"><text:s text:c="11"/>: <text:s text:c="5"/>expr expr-list_prime</text:p>
      <text:p text:style-name="Standard"><text:s text:c="11"/>;</text:p>
      <text:p text:style-name="Standard">expr-list_prime</text:p>
      <text:p text:style-name="Standard"><text:s text:c="11"/>: <text:s text:c="6"/>‘;’ expr expr-list_prime</text:p>
      <text:p text:style-name="Standard"><text:s text:c="11"/>| <text:s text:c="7"/>^</text:p>
      <text:p text:style-name="Standard"><text:s text:c="11"/>;</text:p>
      <text:p text:style-name="Standard"/>
      <text:p text:style-name="Standard">field-list</text:p>
      <text:p text:style-name="Standard"><text:s text:c="11"/>: <text:s/>ID ‘=’ expr field-list_prime</text:p>
      <text:p text:style-name="Standard"><text:s text:c="11"/>;</text:p>
      <text:p text:style-name="Standard">field-list_prime</text:p>
      <text:p text:style-name="Standard"><text:s text:c="11"/>: <text:s text:c="5"/>‘,’ ID ‘=’ expr field-list_prime</text:p>
      <text:p text:style-name="Standard"><text:s text:c="11"/>| <text:s text:c="6"/>^</text:p>
      <text:p text:style-name="Standard"><text:s text:c="11"/>;</text:p>
      <text:p text:style-name="Standard"/>
      <text:p text:style-name="Standard">lvalue</text:p>
      <text:p text:style-name="Standard"><text:s text:c="9"/>: <text:s text:c="11"/>ID <text:s text:c="2"/>lvalue_prime</text:p>
      <text:p text:style-name="Standard"><text:s text:c="9"/>;</text:p>
      <text:p text:style-name="Standard"><text:soft-page-break/>lvalue_prime</text:p>
      <text:p text:style-name="Standard"><text:s text:c="8"/>: <text:s text:c="6"/>‘.’ <text:s/>ID lvalue_prime</text:p>
      <text:p text:style-name="Standard"><text:s text:c="8"/>| <text:s text:c="8"/>‘[‘ expr ‘]’ lvalue_prime</text:p>
      <text:p text:style-name="Standard"><text:s text:c="8"/>| <text:s text:c="9"/>^</text:p>
      <text:p text:style-name="Standard"><text:s text:c="8"/>;</text:p>
      <text:p text:style-name="Standard"/>
      <text:p text:style-name="Standard"/>
      <text:p text:style-name="Standard">declaration-list</text:p>
      <text:p text:style-name="Standard"><text:s text:c="9"/>: <text:s text:c="7"/>declaration</text:p>
      <text:p text:style-name="Standard"><text:s text:c="9"/>| <text:s text:c="7"/>declaration_list declaration</text:p>
      <text:p text:style-name="Standard">déclaration</text:p>
      <text:p text:style-name="Standard"><text:s text:c="10"/>: <text:s text:c="6"/>variable-declaration</text:p>
      <text:p text:style-name="Standard"><text:s text:c="10"/>| <text:s text:c="7"/>function-declaration</text:p>
      <text:p text:style-name="Standard"><text:s text:c="10"/>| <text:s text:c="7"/>type-declaration</text:p>
      <text:p text:style-name="Standard"><text:s text:c="10"/>;</text:p>
      <text:p text:style-name="Standard"/>
      <text:p text:style-name="Standard">type-declaration</text:p>
      <text:p text:style-name="P2">:<text:tab/> ‘type’ type-id <text:s/>‘=’ type </text:p>
      <text:p text:style-name="P2">;</text:p>
      <text:p text:style-name="P3">type</text:p>
      <text:p text:style-name="P2">: <text:tab/>type-id </text:p>
      <text:p text:style-name="P5"><text:soft-page-break/>|<text:tab/>‘{‘ type-fields? ‘}’</text:p>
      <text:p text:style-name="P5">|<text:tab/>‘array’ ‘of’ type-id </text:p>
      <text:p text:style-name="P5">;</text:p>
      <text:p text:style-name="P3">type-fields</text:p>
      <text:p text:style-name="P3"><text:s text:c="14"/>: <text:s text:c="8"/>type-field type-fields_prime</text:p>
      <text:p text:style-name="P3"><text:s text:c="14"/>;</text:p>
      <text:p text:style-name="P3"/>
      <text:p text:style-name="Standard">type-fields_prime</text:p>
      <text:p text:style-name="Standard"><text:s text:c="15"/>: <text:s text:c="7"/>‘,’ type-field type-fields_prime</text:p>
      <text:p text:style-name="Standard"><text:s text:c="15"/>| <text:s text:c="8"/>^</text:p>
      <text:p text:style-name="Standard"><text:s text:c="15"/>;</text:p>
      <text:p text:style-name="P3"/>
      <text:p text:style-name="P3"/>
      <text:p text:style-name="P3">type-field</text:p>
      <text:p text:style-name="P2">: <text:tab/>ID ‘:’ type-id</text:p>
      <text:p text:style-name="P2">;</text:p>
      <text:p text:style-name="Standard"/>
      <text:p text:style-name="Standard">variable-declaration</text:p>
      <text:p text:style-name="P2">:<text:tab/>‘var‘ ID ‘:=’ expr </text:p>
      <text:p text:style-name="P2">|<text:tab/>‘var’ ID ‘:’ type-id ‘:=’ expr </text:p>
      <text:p text:style-name="P2">;</text:p>
      <text:p text:style-name="Standard"><text:soft-page-break/></text:p>
      <text:p text:style-name="Standard">function-declaration</text:p>
      <text:p text:style-name="P2">: <text:tab/>‘function’ ID ( type-fieldsopt ) ‘=’ expr </text:p>
      <text:p text:style-name="P2">|<text:tab/>‘function’ ID ( type-fieldsopt ) : type-id ‘=’ expr</text:p>
      <text:p text:style-name="P2">;</text:p>
      <text:p text:style-name="Standard"/>
      <text:p text:style-name="Standard"/>
      <text:p text:style-name="Standard">// les Terminaux</text:p>
      <text:p text:style-name="Standard"/>
      <text:p text:style-name="Standard">ID<text:tab/>: <text:s/>LETTER ( LETTER | INT | ‘_’ )*</text:p>
      <text:p text:style-name="Standard"><text:tab/>;</text:p>
      <text:p text:style-name="Standard">fragment LETTER : (‘a’..’z’ | ‘A’..’Z’);</text:p>
      <text:p text:style-name="Standard"/>
      <text:p text:style-name="Standard">INT<text:tab/>: (‘0’..’9’)+</text:p>
      <text:p text:style-name="P2">;</text:p>
      <text:p text:style-name="Standard"/>
      <text:p text:style-name="Standard">STR<text:tab/>: ‘“‘ (‘0’..’9’ | ‘a’..’z’ | ‘A’..’Z| ESCAPE’)+ ‘“‘ </text:p>
      <text:p text:style-name="P2">;</text:p>
      <text:p text:style-name="P3">fragment ESCAPE : ( ‘\n’ | ‘\t’ | ‘\”’ | ‘\\’ | ‘\^’CTRL | ‘\’ASCII <text:s/>) ;</text:p>
      <text:p text:style-name="P3">fragment ASCII: DIGIT DIGIT DIGIT;</text:p>
      <text:p text:style-name="P3">fragment DIGIT: (‘0’..’9’);</text:p>
      <text:p text:style-name="P3"><text:soft-page-break/>fragment CTRL<text:tab/></text:p>
      <text:p text:style-name="P6">: <text:tab/>‘@’ </text:p>
      <text:p text:style-name="P6">| <text:tab/>‘A’..’Z’</text:p>
      <text:p text:style-name="P6">| <text:tab/>‘[‘ </text:p>
      <text:p text:style-name="P6">| <text:tab/>‘\’</text:p>
      <text:p text:style-name="P6">| <text:tab/>‘]’</text:p>
      <text:p text:style-name="P6">| <text:tab/>‘^’ </text:p>
      <text:p text:style-name="P6">|<text:tab/>‘_’ </text:p>
      <text:p text:style-name="P6">|<text:tab/>‘.’</text:p>
      <text:p text:style-name="P6">;</text:p>
      <text:p text:style-name="P3"/>
      <text:p text:style-name="P3">WS<text:tab/>: [ \n\t\r]+ -&gt;skip</text:p>
      <text:p text:style-name="P3"><text:tab/>;</text:p>
      <text:p text:style-name="Standard"/>
      <text:p text:style-name="Standard"/>
      <text:p text:style-name="Standard"/>
      <text:p text:style-name="Standard"><text:span text:style-name="T2">A faire:</text:span></text:p>
      <text:p text:style-name="Standard"/>
      <text:list xml:id="list1426041886" text:style-name="WWNum2">
        <text:list-item>
          <text:p text:style-name="P7">STR avec ses Escapes</text:p>
        </text:list-item>
      </text:list>
      <text:p text:style-name="P2">WhiteSpace</text:p>
      <text:p text:style-name="Standard"/>
      <text:p text:style-name="Standard"><text:soft-page-break/></text:p>
      <text:list xml:id="list15507549681801" text:continue-numbering="true" text:style-name="WWNum2">
        <text:list-item>
          <text:p text:style-name="P7">Expressions arithmétique</text:p>
        </text:list-item>
        <text:list-item>
          <text:p text:style-name="P7">if then else, while, for-&gt; section 2.8 </text:p>
        </text:list-item>
      </text:list>
      <text:p text:style-name="Standard"><text:tab/>A modifier</text:p>
      <text:p text:style-name="Standard"/>
      <text:p text:style-name="Standard"><text:span text:style-name="T2">A comprendre:</text:span></text:p>
      <text:p text:style-name="P1"/>
      <text:list xml:id="list193083422" text:style-name="WWNum1">
        <text:list-item>
          <text:p text:style-name="P8">‘-’ expr -&gt; Moins unaire, arithmétique et/ou booléen ?</text:p>
        </text:list-item>
        <text:list-item>
          <text:p text:style-name="P8">expr binary-opération expr : à détailler/diviser/découper ( +, et <text:s/>= …) -Peut-on faire 12*4*(5&lt;&gt;2) ?</text:p>
        </text:list-item>
      </text:list>
      <text:p text:style-name="Standard"/>
      <text:list xml:id="list15506380424627" text:continue-numbering="true" text:style-name="WWNum1">
        <text:list-item>
          <text:p text:style-name="P8">lvalue := expr, qu’est ce que ça fait ?</text:p>
        </text:list-item>
        <text:list-item>
          <text:p text:style-name="P8">Type_id -&gt; section 3.2</text:p>
        </text:list-item>
      </text:list>
      <text:p text:style-name="Standard"/>
      <text:p text:style-name="Standard"><text:tab/></text:p>
      <text:p text:style-name="Standard"/>
      <text:p text:style-name="Standard"/>
      <text:p text:style-name="Standard">Assigner une valeur ne renvoie pas d’entier.</text:p>
      <text:p text:style-name="Standard"/>
      <text:p text:style-name="Standard"><text:a xlink:type="simple" xlink:href="https://www.lrde.epita.fr/~tiger/tiger.html#Lexical-Specifications" text:style-name="ListLabel_20_19" text:visited-style-name="ListLabel_20_19"><text:span text:style-name="T4">https://www.lrde.epita.fr/~tiger/tiger.html#Lexical-Specifications</text:span></text:a></text:p>
      <text:p text:style-name="Standard"/>
      <text:p text:style-name="Standard"/>
      <text:p text:style-name="Standard"><text:soft-page-break/></text:p>
      <text:p text:style-name="Standard"/>
      <text:p text:style-name="Standard">expr → AX | X</text:p>
      <text:p text:style-name="Standard">A → if expr then expr</text:p>
      <text:p text:style-name="Standard">X → else E</text:p>
      <text:p text:style-name="Standard"/>
      <text:p text:style-name="Standard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54" meta:word-count="443" meta:character-count="2939" meta:non-whitespace-character-count="2008"/>
    <meta:generator>LibreOfficeDev/6.0.5.2$Linux_X86_64 LibreOffice_project/</meta:generator>
  </office:meta>
</office:document-meta>
</file>